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Map.build( final Configuration configura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LocationMap.getDefaul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getDefaul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LocationMap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createComponent( String src ,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tionMapServiceManager.LocationMapServiceManager( ServiceManag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getDefaul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ServiceManager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.locate( String hint , Map om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